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Chilanka1" svg:font-family="Chilanka"/>
    <style:font-face style:name="IRRoya1" svg:font-family="IRRoya"/>
    <style:font-face style:name="DejaVu Sans2" svg:font-family="'DejaVu Sans'" style:font-family-generic="swiss"/>
    <style:font-face style:name="Chilanka" svg:font-family="Chilanka" style:font-pitch="variable"/>
    <style:font-face style:name="DejaVu Sans" svg:font-family="'DejaVu Sans'" style:font-pitch="variable"/>
    <style:font-face style:name="IRKamran" svg:font-family="IRKamran" style:font-pitch="variable"/>
    <style:font-face style:name="IRRoya" svg:font-family="IRRoy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style:font-name="IRRoya" fo:font-size="16pt" officeooo:rsid="0010b1b9" officeooo:paragraph-rsid="000c9729" style:font-size-asian="16pt" style:font-name-complex="IRRoya" style:font-size-complex="16pt"/>
    </style:style>
    <style:style style:name="P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0b1b9" officeooo:paragraph-rsid="00146c76" style:font-size-asian="16pt" style:font-name-complex="IRRoya" style:font-size-complex="16pt" style:font-style-complex="normal" style:font-weight-complex="normal"/>
    </style:style>
    <style:style style:name="P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510c5" officeooo:paragraph-rsid="001510c5" style:font-size-asian="16pt" style:font-name-complex="IRRoya" style:font-size-complex="16pt" style:font-style-complex="normal" style:font-weight-complex="normal"/>
    </style:style>
    <style:style style:name="P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698f1" officeooo:paragraph-rsid="001698f1" style:font-size-asian="16pt" style:font-name-complex="IRRoya" style:font-size-complex="16pt" style:font-style-complex="normal" style:font-weight-complex="normal"/>
    </style:style>
    <style:style style:name="P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73980" officeooo:paragraph-rsid="00173980" style:font-size-asian="16pt" style:font-name-complex="IRRoya" style:font-size-complex="16pt" style:font-style-complex="normal" style:font-weight-complex="normal"/>
    </style:style>
    <style:style style:name="P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7b513" officeooo:paragraph-rsid="0017b513" style:font-size-asian="16pt" style:font-name-complex="IRRoya" style:font-size-complex="16pt" style:font-style-complex="normal" style:font-weight-complex="normal"/>
    </style:style>
    <style:style style:name="P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8716f" officeooo:paragraph-rsid="0018716f" style:font-size-asian="16pt" style:font-name-complex="IRRoya" style:font-size-complex="16pt" style:font-style-complex="normal" style:font-weight-complex="normal"/>
    </style:style>
    <style:style style:name="P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98646" officeooo:paragraph-rsid="00198646" style:font-size-asian="16pt" style:font-name-complex="IRRoya" style:font-size-complex="16pt" style:font-style-complex="normal" style:font-weight-complex="normal"/>
    </style:style>
    <style:style style:name="P9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edd88" officeooo:paragraph-rsid="001edd88" style:font-size-asian="16pt" style:font-name-complex="IRRoya" style:font-size-complex="16pt" style:font-style-complex="normal" style:font-weight-complex="normal"/>
    </style:style>
    <style:style style:name="P10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1fac5d" officeooo:paragraph-rsid="001fac5d" style:font-size-asian="16pt" style:font-name-complex="IRRoya" style:font-size-complex="16pt" style:font-style-complex="normal" style:font-weight-complex="normal"/>
    </style:style>
    <style:style style:name="P1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17a27" officeooo:paragraph-rsid="00217a27" style:font-size-asian="16pt" style:font-name-complex="IRRoya" style:font-size-complex="16pt" style:font-style-complex="normal" style:font-weight-complex="normal"/>
    </style:style>
    <style:style style:name="P1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35ce0" officeooo:paragraph-rsid="00235ce0" style:font-size-asian="16pt" style:font-name-complex="IRRoya" style:font-size-complex="16pt" style:font-style-complex="normal" style:font-weight-complex="normal"/>
    </style:style>
    <style:style style:name="P1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4cec1" officeooo:paragraph-rsid="0024cec1" style:font-size-asian="16pt" style:font-name-complex="IRRoya" style:font-size-complex="16pt" style:font-style-complex="normal" style:font-weight-complex="normal"/>
    </style:style>
    <style:style style:name="P1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66fda" officeooo:paragraph-rsid="00266fda" style:font-size-asian="16pt" style:font-name-complex="IRRoya" style:font-size-complex="16pt" style:font-style-complex="normal" style:font-weight-complex="normal"/>
    </style:style>
    <style:style style:name="P1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8044b" officeooo:paragraph-rsid="0028044b" style:font-size-asian="16pt" style:font-name-complex="IRRoya" style:font-size-complex="16pt" style:font-style-complex="normal" style:font-weight-complex="normal"/>
    </style:style>
    <style:style style:name="P1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93884" officeooo:paragraph-rsid="00293884" style:font-size-asian="16pt" style:font-name-complex="IRRoya" style:font-size-complex="16pt" style:font-style-complex="normal" style:font-weight-complex="normal"/>
    </style:style>
    <style:style style:name="P1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a2863" officeooo:paragraph-rsid="002a2863" style:font-size-asian="16pt" style:font-name-complex="IRRoya" style:font-size-complex="16pt" style:font-style-complex="normal" style:font-weight-complex="normal"/>
    </style:style>
    <style:style style:name="P1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ae5d8" officeooo:paragraph-rsid="002ae5d8" style:font-size-asian="16pt" style:font-name-complex="IRRoya" style:font-size-complex="16pt" style:font-style-complex="normal" style:font-weight-complex="normal"/>
    </style:style>
    <style:style style:name="P19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b20b9" officeooo:paragraph-rsid="002b20b9" style:font-size-asian="16pt" style:font-name-complex="IRRoya" style:font-size-complex="16pt" style:font-style-complex="normal" style:font-weight-complex="normal"/>
    </style:style>
    <style:style style:name="P20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normal" officeooo:rsid="002b85a1" officeooo:paragraph-rsid="002b85a1" style:font-size-asian="16pt" style:font-name-complex="IRRoya" style:font-size-complex="16pt" style:font-style-complex="normal" style:font-weight-complex="normal"/>
    </style:style>
    <style:style style:name="P21" style:family="paragraph" style:parent-style-name="Standard">
      <style:paragraph-properties fo:margin-left="0in" fo:margin-right="0in" fo:margin-top="0in" fo:margin-bottom="0.1965in" loext:contextual-spacing="false" fo:text-align="center" style:justify-single-word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fo:font-weight="bold" officeooo:rsid="001510c5" officeooo:paragraph-rsid="001510c5" style:font-size-asian="16pt" style:font-weight-asian="bold" style:font-name-complex="IRRoya" style:font-size-complex="16pt" style:font-style-complex="normal" style:font-weight-complex="bold"/>
    </style:style>
    <style:style style:name="P2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1698f1" officeooo:paragraph-rsid="001698f1" style:font-size-asian="16pt" style:font-name-complex="IRRoya" style:font-size-complex="16pt" style:font-style-complex="normal" style:font-weight-complex="normal"/>
    </style:style>
    <style:style style:name="P2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1510c5" officeooo:paragraph-rsid="001510c5" style:font-size-asian="16pt" style:font-name-complex="IRRoya" style:font-size-complex="16pt" style:font-style-complex="normal" style:font-weight-complex="normal"/>
    </style:style>
    <style:style style:name="P2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1cf52a" officeooo:paragraph-rsid="001cf52a" style:font-size-asian="16pt" style:font-name-complex="IRRoya" style:font-size-complex="16pt" style:font-style-complex="normal" style:font-weight-complex="normal"/>
    </style:style>
    <style:style style:name="P2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235ce0" officeooo:paragraph-rsid="00235ce0" style:font-size-asian="16pt" style:font-name-complex="IRRoya" style:font-size-complex="16pt" style:font-style-complex="normal" style:font-weight-complex="normal"/>
    </style:style>
    <style:style style:name="P2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246f02" officeooo:paragraph-rsid="00246f02" style:font-size-asian="16pt" style:font-name-complex="IRRoya" style:font-size-complex="16pt" style:font-style-complex="normal" style:font-weight-complex="normal"/>
    </style:style>
    <style:style style:name="P2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28044b" officeooo:paragraph-rsid="0028044b" style:font-size-asian="16pt" style:font-name-complex="IRRoya" style:font-size-complex="16pt" style:font-style-complex="normal" style:font-weight-complex="normal"/>
    </style:style>
    <style:style style:name="P2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2b20b9" officeooo:paragraph-rsid="002b20b9" style:font-size-asian="16pt" style:font-name-complex="IRRoya" style:font-size-complex="16pt" style:font-style-complex="normal" style:font-weight-complex="normal"/>
    </style:style>
    <style:style style:name="P29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2e70e9" officeooo:paragraph-rsid="002e70e9" style:font-size-asian="16pt" style:font-name-complex="IRRoya" style:font-size-complex="16pt" style:font-style-complex="normal" style:font-weight-complex="normal"/>
    </style:style>
    <style:style style:name="P30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2edd8f" officeooo:paragraph-rsid="002edd8f" style:font-size-asian="16pt" style:font-name-complex="IRRoya" style:font-size-complex="16pt" style:font-style-complex="normal" style:font-weight-complex="normal"/>
    </style:style>
    <style:style style:name="P3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2fcc8f" officeooo:paragraph-rsid="002fcc8f" style:font-size-asian="16pt" style:font-name-complex="IRRoya" style:font-size-complex="16pt" style:font-style-complex="normal" style:font-weight-complex="normal"/>
    </style:style>
    <style:style style:name="P3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31c9ed" officeooo:paragraph-rsid="0031c9ed" style:font-size-asian="16pt" style:font-name-complex="IRRoya" style:font-size-complex="16pt" style:font-style-complex="normal" style:font-weight-complex="normal"/>
    </style:style>
    <style:style style:name="P3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380ca5" officeooo:paragraph-rsid="00380ca5" style:font-size-asian="16pt" style:font-name-complex="IRRoya" style:font-size-complex="16pt" style:font-style-complex="normal" style:font-weight-complex="normal"/>
    </style:style>
    <style:style style:name="P3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2b85a1" officeooo:paragraph-rsid="002b85a1" style:font-size-asian="16pt" style:font-style-asian="normal" style:font-name-complex="IRRoya" style:font-size-complex="16pt" style:font-style-complex="normal" style:font-weight-complex="normal"/>
    </style:style>
    <style:style style:name="P3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2d4299" officeooo:paragraph-rsid="002d4299" style:font-size-asian="16pt" style:font-style-asian="normal" style:font-name-complex="IRRoya" style:font-size-complex="16pt" style:font-style-complex="normal" style:font-weight-complex="normal"/>
    </style:style>
    <style:style style:name="P3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2d59b5" officeooo:paragraph-rsid="002d59b5" style:font-size-asian="16pt" style:font-style-asian="normal" style:font-name-complex="IRRoya" style:font-size-complex="16pt" style:font-style-complex="normal" style:font-weight-complex="normal"/>
    </style:style>
    <style:style style:name="P3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2b85a1" officeooo:paragraph-rsid="002b85a1" style:font-size-asian="16pt" style:font-style-asian="normal" style:font-name-complex="IRRoya" style:font-size-complex="16pt" style:font-style-complex="normal" style:font-weight-complex="normal"/>
    </style:style>
    <style:style style:name="P3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2d4299" officeooo:paragraph-rsid="002d4299" style:font-size-asian="16pt" style:font-style-asian="normal" style:font-name-complex="IRRoya" style:font-size-complex="16pt" style:font-style-complex="normal" style:font-weight-complex="normal"/>
    </style:style>
    <style:style style:name="P39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2d4299" officeooo:paragraph-rsid="002d59b5" style:font-size-asian="16pt" style:font-style-asian="normal" style:font-name-complex="IRRoya" style:font-size-complex="16pt" style:font-style-complex="normal" style:font-weight-complex="normal"/>
    </style:style>
    <style:style style:name="P40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2d59b5" officeooo:paragraph-rsid="002d59b5" style:font-size-asian="16pt" style:font-style-asian="normal" style:font-name-complex="IRRoya" style:font-size-complex="16pt" style:font-style-complex="normal" style:font-weight-complex="normal"/>
    </style:style>
    <style:style style:name="P4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2e70e9" officeooo:paragraph-rsid="002e70e9" style:font-size-asian="16pt" style:font-style-asian="normal" style:font-name-complex="IRRoya" style:font-size-complex="16pt" style:font-style-complex="normal" style:font-weight-complex="normal"/>
    </style:style>
    <style:style style:name="P4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31c9ed" officeooo:paragraph-rsid="0031c9ed" style:font-size-asian="16pt" style:font-style-asian="normal" style:font-name-complex="IRRoya" style:font-size-complex="16pt" style:font-style-complex="normal" style:font-weight-complex="normal"/>
    </style:style>
    <style:style style:name="P4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2e70e9" officeooo:paragraph-rsid="002e70e9" style:font-size-asian="16pt" style:font-name-complex="IRRoya" style:font-size-complex="16pt" style:font-style-complex="normal" style:font-weight-complex="normal"/>
    </style:style>
    <style:style style:name="P4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2edd8f" officeooo:paragraph-rsid="002edd8f" style:font-size-asian="16pt" style:font-name-complex="IRRoya" style:font-size-complex="16pt" style:font-style-complex="normal" style:font-weight-complex="normal"/>
    </style:style>
    <style:style style:name="P4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2f4342" officeooo:paragraph-rsid="002f4342" style:font-size-asian="16pt" style:font-name-complex="IRRoya" style:font-size-complex="16pt" style:font-style-complex="normal" style:font-weight-complex="normal"/>
    </style:style>
    <style:style style:name="P4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2fcc8f" officeooo:paragraph-rsid="002fcc8f" style:font-size-asian="16pt" style:font-name-complex="IRRoya" style:font-size-complex="16pt" style:font-style-complex="normal" style:font-weight-complex="normal"/>
    </style:style>
    <style:style style:name="P4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2fcc8f" officeooo:paragraph-rsid="0030b338" style:font-size-asian="16pt" style:font-name-complex="IRRoya" style:font-size-complex="16pt" style:font-style-complex="normal" style:font-weight-complex="normal"/>
    </style:style>
    <style:style style:name="P4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30b338" officeooo:paragraph-rsid="0030b338" style:font-size-asian="16pt" style:font-name-complex="IRRoya" style:font-size-complex="16pt" style:font-style-complex="normal" style:font-weight-complex="normal"/>
    </style:style>
    <style:style style:name="P49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31c9ed" officeooo:paragraph-rsid="0031c9ed" style:font-size-asian="16pt" style:font-name-complex="IRRoya" style:font-size-complex="16pt" style:font-style-complex="normal" style:font-weight-complex="normal"/>
    </style:style>
    <style:style style:name="P50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3353c4" officeooo:paragraph-rsid="003353c4" style:font-size-asian="16pt" style:font-name-complex="IRRoya" style:font-size-complex="16pt" style:font-style-complex="normal" style:font-weight-complex="normal"/>
    </style:style>
    <style:style style:name="P5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3524b8" officeooo:paragraph-rsid="003524b8" style:font-size-asian="16pt" style:font-name-complex="IRRoya" style:font-size-complex="16pt" style:font-style-complex="normal" style:font-weight-complex="normal"/>
    </style:style>
    <style:style style:name="P52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36a49c" officeooo:paragraph-rsid="0036a49c" style:font-size-asian="16pt" style:font-name-complex="IRRoya" style:font-size-complex="16pt" style:font-style-complex="normal" style:font-weight-complex="normal"/>
    </style:style>
    <style:style style:name="P53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380ca5" officeooo:paragraph-rsid="00380ca5" style:font-size-asian="16pt" style:font-name-complex="IRRoya" style:font-size-complex="16pt" style:font-style-complex="normal" style:font-weight-complex="normal"/>
    </style:style>
    <style:style style:name="P54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2fcc8f" officeooo:paragraph-rsid="002fcc8f" style:font-size-asian="16pt" style:font-weight-asian="normal" style:font-name-complex="IRRoya" style:font-size-complex="16pt" style:font-style-complex="normal" style:font-weight-complex="normal"/>
    </style:style>
    <style:style style:name="P55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bold" officeooo:rsid="002fcc8f" officeooo:paragraph-rsid="002fcc8f" style:font-size-asian="16pt" style:font-weight-asian="bold" style:font-name-complex="IRRoya" style:font-size-complex="16pt" style:font-style-complex="normal" style:font-weight-complex="bold"/>
    </style:style>
    <style:style style:name="P56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380ca5" officeooo:paragraph-rsid="00380ca5" style:font-size-asian="16pt" style:font-name-complex="IRRoya" style:font-size-complex="16pt" style:font-style-complex="normal" style:font-weight-complex="normal"/>
    </style:style>
    <style:style style:name="P57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399164" officeooo:paragraph-rsid="00399164" style:font-size-asian="16pt" style:font-name-complex="IRRoya" style:font-size-complex="16pt" style:font-style-complex="normal" style:font-weight-complex="normal"/>
    </style:style>
    <style:style style:name="P58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none" fo:font-weight="normal" officeooo:rsid="003ae822" officeooo:paragraph-rsid="003ae822" style:font-size-asian="16pt" style:font-name-complex="IRRoya" style:font-size-complex="16pt" style:font-style-complex="normal" style:font-weight-complex="normal"/>
    </style:style>
    <style:style style:name="P59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normal" officeooo:rsid="003ae822" officeooo:paragraph-rsid="003ae822" style:font-size-asian="16pt" style:font-name-complex="IRRoya" style:font-size-complex="16pt" style:font-style-complex="normal" style:font-weight-complex="normal"/>
    </style:style>
    <style:style style:name="P60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bold" officeooo:rsid="003ae822" officeooo:paragraph-rsid="003ae822" style:font-size-asian="16pt" style:font-weight-asian="bold" style:font-name-complex="IRRoya" style:font-size-complex="16pt" style:font-style-complex="normal" style:font-weight-complex="bold"/>
    </style:style>
    <style:style style:name="P61" style:family="paragraph" style:parent-style-name="Standard">
      <style:paragraph-properties fo:margin-left="0in" fo:margin-right="0in" fo:margin-top="0in" fo:margin-bottom="0.1965in" loext:contextual-spacing="false" fo:orphans="2" fo:widows="2" fo:text-indent="0in" style:auto-text-indent="false"/>
      <style:text-properties fo:font-variant="normal" fo:text-transform="none" fo:color="#202124" style:font-name="IRRoya" fo:font-size="16pt" fo:letter-spacing="normal" fo:font-style="normal" style:text-underline-style="solid" style:text-underline-width="auto" style:text-underline-color="font-color" fo:font-weight="bold" officeooo:rsid="003b5234" officeooo:paragraph-rsid="003b5234" style:font-size-asian="16pt" style:font-weight-asian="bold" style:font-name-complex="IRRoya" style:font-size-complex="16pt" style:font-style-complex="normal" style:font-weight-complex="bold"/>
    </style:style>
    <style:style style:name="P62" style:family="paragraph">
      <style:paragraph-properties fo:margin-left="0in" fo:margin-right="0in" fo:margin-top="0in" fo:margin-bottom="0in" fo:line-height="100%" fo:text-align="end" fo:text-indent="0in" style:text-autospace="ideograph-alpha" style:punctuation-wrap="hanging" style:line-break="strict" style:writing-mode="rl-tb">
        <style:tab-stops/>
      </style:paragraph-properties>
      <style:text-properties fo:hyphenate="false"/>
    </style:style>
    <style:style style:name="T1" style:family="text">
      <style:text-properties fo:font-variant="normal" fo:text-transform="none" fo:color="#202124" fo:letter-spacing="normal" style:font-style-complex="normal" style:font-weight-complex="normal"/>
    </style:style>
    <style:style style:name="T2" style:family="text">
      <style:text-properties fo:font-variant="normal" fo:text-transform="none" fo:color="#202124" fo:letter-spacing="normal" fo:font-style="normal" fo:font-weight="normal" style:font-style-complex="normal" style:font-weight-complex="normal"/>
    </style:style>
    <style:style style:name="T3" style:family="text">
      <style:text-properties officeooo:rsid="00173980"/>
    </style:style>
    <style:style style:name="T4" style:family="text">
      <style:text-properties officeooo:rsid="0018716f"/>
    </style:style>
    <style:style style:name="T5" style:family="text">
      <style:text-properties officeooo:rsid="00217a27"/>
    </style:style>
    <style:style style:name="T6" style:family="text">
      <style:text-properties officeooo:rsid="00266fda"/>
    </style:style>
    <style:style style:name="T7" style:family="text">
      <style:text-properties officeooo:rsid="0028044b"/>
    </style:style>
    <style:style style:name="T8" style:family="text">
      <style:text-properties officeooo:rsid="00293884"/>
    </style:style>
    <style:style style:name="T9" style:family="text">
      <style:text-properties officeooo:rsid="002a2863"/>
    </style:style>
    <style:style style:name="T10" style:family="text">
      <style:text-properties officeooo:rsid="002ae5d8"/>
    </style:style>
    <style:style style:name="T11" style:family="text">
      <style:text-properties officeooo:rsid="002b20b9"/>
    </style:style>
    <style:style style:name="T12" style:family="text">
      <style:text-properties officeooo:rsid="002b85a1"/>
    </style:style>
    <style:style style:name="T13" style:family="text">
      <style:text-properties officeooo:rsid="002d4299"/>
    </style:style>
    <style:style style:name="T14" style:family="text">
      <style:text-properties style:font-name="IRRoya1"/>
    </style:style>
    <style:style style:name="T15" style:family="text">
      <style:text-properties style:font-name="IRRoya1" officeooo:rsid="002d4299"/>
    </style:style>
    <style:style style:name="T16" style:family="text">
      <style:text-properties officeooo:rsid="002d59b5"/>
    </style:style>
    <style:style style:name="T17" style:family="text">
      <style:text-properties style:font-name="Chilanka" officeooo:rsid="002e70e9"/>
    </style:style>
    <style:style style:name="T18" style:family="text">
      <style:text-properties style:font-name="Chilanka1" officeooo:rsid="002e70e9"/>
    </style:style>
    <style:style style:name="T19" style:family="text">
      <style:text-properties officeooo:rsid="002edd8f"/>
    </style:style>
    <style:style style:name="T20" style:family="text">
      <style:text-properties fo:font-weight="bold" style:font-weight-asian="bold" style:font-weight-complex="bold"/>
    </style:style>
    <style:style style:name="T21" style:family="text">
      <style:text-properties fo:font-weight="bold" officeooo:rsid="002f4342" style:font-weight-asian="bold" style:font-weight-complex="bold"/>
    </style:style>
    <style:style style:name="T22" style:family="text">
      <style:text-properties fo:font-weight="normal" style:font-weight-asian="normal" style:font-weight-complex="normal"/>
    </style:style>
    <style:style style:name="T23" style:family="text">
      <style:text-properties style:font-weight-asian="normal"/>
    </style:style>
    <style:style style:name="T24" style:family="text">
      <style:text-properties officeooo:rsid="002f4342"/>
    </style:style>
    <style:style style:name="T25" style:family="text">
      <style:text-properties officeooo:rsid="002fcc8f"/>
    </style:style>
    <style:style style:name="T26" style:family="text">
      <style:text-properties officeooo:rsid="0030b338"/>
    </style:style>
    <style:style style:name="T27" style:family="text">
      <style:text-properties style:text-underline-style="solid" style:text-underline-width="auto" style:text-underline-color="font-color" officeooo:rsid="0031c9ed" style:font-style-asian="normal"/>
    </style:style>
    <style:style style:name="T28" style:family="text">
      <style:text-properties officeooo:rsid="003353c4"/>
    </style:style>
    <style:style style:name="T29" style:family="text">
      <style:text-properties officeooo:rsid="003524b8"/>
    </style:style>
    <style:style style:name="T30" style:family="text">
      <style:text-properties officeooo:rsid="0036a49c"/>
    </style:style>
    <style:style style:name="T31" style:family="text">
      <style:text-properties officeooo:rsid="00380ca5"/>
    </style:style>
    <style:style style:name="T32" style:family="text">
      <style:text-properties style:text-underline-style="none"/>
    </style:style>
    <style:style style:name="T33" style:family="text">
      <style:text-properties style:text-underline-style="none" fo:font-weight="normal" style:font-weight-asian="normal" style:font-weight-complex="normal"/>
    </style:style>
    <style:style style:name="T34" style:family="text">
      <style:text-properties officeooo:rsid="0038c08b"/>
    </style:style>
    <style:style style:name="T35" style:family="text">
      <style:text-properties officeooo:rsid="00399164"/>
    </style:style>
    <style:style style:name="T36" style:family="text">
      <style:text-properties style:font-name="IRRoya1"/>
    </style:style>
    <style:style style:name="T37" style:family="text">
      <style:text-properties officeooo:rsid="003ae822"/>
    </style:style>
    <style:style style:name="T38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en" fo:country="US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erif CJK SC" style:font-size-asian="10.5pt" style:language-asian="zh" style:country-asian="CN" style:font-style-asian="normal" style:font-weight-asian="normal" style:font-name-complex="IRKamran" style:font-size-complex="14pt" style:language-complex="fa" style:country-complex="IR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2">1 - Will it take long to fix?</text:span><text:span text:style-name="T1"><text:line-break/></text:span><text:span text:style-name="T2">2 - The bullet only grazed a rib.</text:span><text:span text:style-name="T1"><text:line-break/></text:span><text:span text:style-name="T2">3 - It all looks very fish to me.</text:span><text:span text:style-name="T1"><text:line-break/></text:span><text:span text:style-name="T2">4 - Pity, Finish off</text:span><text:span text:style-name="T1"><text:line-break/></text:span><text:span text:style-name="T2">5 - cosh - wallet</text:span><text:span text:style-name="T1"><text:line-break/></text:span><text:span text:style-name="T2">5 - Pile of scrap metal</text:span><text:span text:style-name="T1"><text:line-break/></text:span><text:span text:style-name="T2">6 - to meddle in our affairs</text:span><text:span text:style-name="T1"><text:line-break/></text:span><text:span text:style-name="T2">Together together thank you no no no i don't want to stop so how is life who buys home and </text:span><text:span text:style-name="T1"><text:line-break/></text:span><text:span text:style-name="T2">he'll be up and about in a couple of days:</text:span><text:span text:style-name="T1"><text:line-break/>او تا چند روز دیگر بیدار خواهد شد<text:line-break/></text:span><text:span text:style-name="T2">come round: </text:span><text:span text:style-name="T1">شفا یافتن </text:span><text:span text:style-name="T2">- </text:span><text:span text:style-name="T1">به هوش آمدن </text:span></text:p>
      <text:p text:style-name="P2">Pile of scrap metal: انبوهی از آهن قراضه</text:p>
      <text:p text:style-name="P21">The Black island</text:p>
      <text:p text:style-name="P23">page 1:</text:p>
      <text:p text:style-name="P3">A plane in trouble? --- Sounds bad.</text:p>
      <text:p text:style-name="P4">It’s probably a private aircraft. --- Let’s see, Snowy.</text:p>
      <text:p text:style-name="P4">Will it take long to fix? - No, only a few minutes. Nothing seriously wrong.</text:p>
      <text:p text:style-name="P4">Why, it’s an unregistered plane.</text:p>
      <text:p text:style-name="P4">Someone coming, Mick. - Too bad for him! You know our orders.</text:p>
      <text:p text:style-name="P4"><text:soft-page-break/>Are you in trouble. Can I help?</text:p>
      <text:p text:style-name="P22">Page 2:</text:p>
      <text:p text:style-name="P4">next morning … Well doctor ? <text:s/>- He was lucky. The bullet only grazed a rib. He’ll be up in a couple of days.</text:p>
      <text:p text:style-name="P4">Excuse me, nurse.</text:p>
      <text:p text:style-name="P4">Can we see Tintin, please? <text:span text:style-name="T3">ِ- </text:span>You can go in.</text:p>
      <text:p text:style-name="P4">Look here: are you absolutely sure the plane had no registration marks? - Quite certain.</text:p>
      <text:p text:style-name="P5">It all looks very fishy to me. - To be precise: the whole thing looks like me, very fishy.</text:p>
      <text:p text:style-name="P6">Telephone, Please, for Mr Thomson or Mr Thomson.</text:p>
      <text:p text:style-name="P6">Hello? … Yes … Interpol? … Yes sir,Thompson, with a p, as in psychology … From Scotland Yard? … Eas<text:span text:style-name="T4">tdown ? Last night ? Yes sir, I understand. We’ll leave at once.</text:span></text:p>
      <text:p text:style-name="P7">We’re going back to England. An unregistered plane crashed last night near a place called Eastdown, in Sussex, Good bye.</text:p>
      <text:p text:style-name="P7">Goodbye, and watch your step! --- Thanks ! --- CRASH ? </text:p>
      <text:p text:style-name="P7">Why can’t you look where you’re going ? - To be precise: Speak for yourself.</text:p>
      <text:p text:style-name="P7">East down … If only … <office:annotation office:name="__Annotation__92_3705011688" loext:resolved="false"><dc:creator>Unknown Author</dc:creator><dc:date>2023-02-10T10:51:14.405510470</dc:date><text:p text:style-name="P62"><text:span text:style-name="T38">نمیشه کاریش کرد.</text:span></text:p></office:annotation>It can’t be helped<office:annotation-end office:name="__Annotation__92_3705011688"/>, I simply must go. Never min doctor’s orders !</text:p>
      <text:p text:style-name="P8">Goodbye, nurse. Many thanks!</text:p>
      <text:p text:style-name="P8"><text:soft-page-break/>Ach! The silly fools! Who d’you think they shot at last night? Tintin himself! <office:annotation office:name="__Annotation__90_3705011688" loext:resolved="false"><dc:creator>Unknown Author</dc:creator><dc:date>2023-02-10T10:50:32.163847510</dc:date><text:p text:style-name="P62"><text:span text:style-name="T38">حیف</text:span></text:p></office:annotation>Pity<office:annotation-end office:name="__Annotation__90_3705011688"/> they didn’t finish him off while they were about it. --- Look ! !</text:p>
      <text:p text:style-name="P24">page 3:</text:p>
      <text:p text:style-name="P9">Why have we stopped? --- Let’s look in the corridor.</text:p>
      <text:p text:style-name="P9">There’s a door open, and someone’s getting out. Come on, Snowy!</text:p>
      <text:p text:style-name="P9">There he goes! --- what d’you think you’re going? - Eek !</text:p>
      <text:p text:style-name="P9">Let me go! A man just jumped off the train. We must follow him! - You can’t fool me.</text:p>
      <text:p text:style-name="P9">Everybody stay where you are! --- No one is to leave the train. </text:p>
      <text:p text:style-name="P10">He’s coming round. - <text:span text:style-name="T5">Tintin! Aren’t you in bed? </text:span></text:p>
      <text:p text:style-name="P11">There he is! I’d know him anywhere. He knocked me out? - Me ? ?</text:p>
      <text:p text:style-name="P11">Aha! A cosh! Useful for knocking on the head. !!</text:p>
      <text:p text:style-name="P11">Robbery, too! Here’s the poor man’s wallet, in your packet.</text:p>
      <text:p text:style-name="P11">I’m innocent. I tell you! It,s a trick. Someone panted the cosh and the wallet in my pockets while I was asleep … I’ve never seen them before.</text:p>
      <text:p text:style-name="P11">What else can we do Tintin? The evidence is all against you. - I agree.</text:p>
      <text:p text:style-name="P11">It’s true. Everything points to my guilt. And the guard can swear I was trying to get away. Very neatly planned. But why ? And by whom?</text:p>
      <text:p text:style-name="P11"><text:soft-page-break/>The key to the handcuffs! Well done, Snowy. Bring it here!</text:p>
      <text:p text:style-name="P11">Good gracious, We’ve stopped … Good heavens, where’s Tintin? – I … er … don’t know.</text:p>
      <text:p text:style-name="P11">He’s given us the slip. Got away, with handcuffs, too. What a cheek! …</text:p>
      <text:p text:style-name="P11">To be precise: he’s given us away. Slipped us the handcuffs, too. What a sneak!</text:p>
      <text:p text:style-name="P25">Page 4:</text:p>
      <text:p text:style-name="P12">Good! A village. Perhaps I can hire a car to take me to the coast. --- CLINK CLINK </text:p>
      <text:p text:style-name="P12">Just wait till I get my hands on him! - To be precise: … er … just wait till we get our hands!</text:p>
      <text:p text:style-name="P12">Hello! - Tintin! --- You!</text:p>
      <text:p text:style-name="P12">Hey, stop! - That’s what they call putting your head in lion’s mouth!</text:p>
      <text:p text:style-name="P12">Stop him ! Stop him ! --- Where’s he gone ?</text:p>
      <text:p text:style-name="P12">Excuse me, sir. Have you seen a young man running past your house?</text:p>
      <text:p text:style-name="P12">Let me see. A young man, you say. That’d be him I saw, with a little white dog. Going like the wind, he was. Hid himself among those trees, over there. - Aha! We’ve got him!</text:p>
      <text:p text:style-name="P12">Snowy! - WOOAH WOOAH</text:p>
      <text:p text:style-name="P26">page 5:</text:p>
      <text:p text:style-name="P13">Snowy’s given the game away! - It’s Tintin ! --- Stop! You’re under arrest!</text:p>
      <text:p text:style-name="P13">We’re gaining on him ! - To be precise: we’re …</text:p>
      <text:p text:style-name="P13"><text:soft-page-break/>It’s your own fault. If you’d kept quiet, none of this would have happened.</text:p>
      <text:p text:style-name="P13">Here comes a lorry, going our way. I’ll try to thumb a ride. Lucky for me you’re going right to the docks. I’m trying to catch the cross-channel ferry. Think we’ll make it?</text:p>
      <text:p text:style-name="P13">All right! <text:span text:style-name="T6">Haul off the gangway !</text:span></text:p>
      <text:p text:style-name="P14">So, my friend, we are safely away, Our little plan was a good one. Eh? - <text:span text:style-name="T7">Not bad at all! By the the time Tintin has finished proving his innocence we shall be well clear… --- WHEW!</text:span></text:p>
      <text:p text:style-name="P27">Page 6:</text:p>
      <text:p text:style-name="P15">D<text:span text:style-name="T8">on’t let him see us. We can’t do anything here on the boat.</text:span></text:p>
      <text:p text:style-name="P16">Let’s see. We reach Dover in an hour’s time. A train from there will get me to Littlegate at ten past five. Then I’ll take a taxi to Eastdown from Littlegate stattion.</text:p>
      <text:p text:style-name="P16">LITTLEGATE <text:s/>- WAY OUT</text:p>
      <text:p text:style-name="P16">Can you drive me to Eastdown? - Yes, sir.</text:p>
      <text:p text:style-name="P16">I’m glad to see you, Ivan… No time to explain. Follow that taxi. - Right!</text:p>
      <text:p text:style-name="P16">Did you notice <text:span text:style-name="T9">that car, snowy … how it shot past us?</text:span></text:p>
      <text:p text:style-name="P17">It’s O.K., they’re coming this way … Ready?</text:p>
      <text:p text:style-name="P17">Going to be long, mate ? - I ... don’t know … It’s the brakes … Something wrong … </text:p>
      <text:p text:style-name="P17">Fine! --- Too easy !</text:p>
      <text:p text:style-name="P17"><text:soft-page-break/>Look , Puschov ; our friend Tintin is coming round. - Aha!</text:p>
      <text:p text:style-name="P17">So, you managed to escape from the police. It would have been wiser to stay safely behind bars.</text:p>
      <text:p text:style-name="P17">S<text:span text:style-name="T10">top, Ivan. This will do. - O.K. --- Get out! And don’t try to be clever with me!</text:span></text:p>
      <text:p text:style-name="P18">Don’t think this <text:span text:style-name="T11">joke has gone far enough <text:s/>? <text:s/>What do you want with me ?</text:span></text:p>
      <text:p text:style-name="P19">You needn’t put on an act for us. You know as well as we do. - Undo the rope.</text:p>
      <text:p text:style-name="P19">Good. Now my brilliant friend, you are going to become the world high – diving champion. Jump !</text:p>
      <text:p text:style-name="P28">Page 7:</text:p>
      <text:p text:style-name="P19">Th<text:span text:style-name="T12">ey’re going to muder Tintin ! Help! What can I do?</text:span></text:p>
      <text:p text:style-name="P20">Go on, jump! - To make it look like an accident, I supposo ? --- Be – e – e – e</text:p>
      <text:p text:style-name="P20">Get on with it … Jump! I’ll count three … One ! … --- Two ! ? --- Good old Snowy!</text:p>
      <text:p text:style-name="P34">Page 8:</text:p>
      <text:p text:style-name="P37">All rights … Hands up ! --- Look out! They’re coming back! </text:p>
      <text:p text:style-name="P37">Let’s get out of here ! --- Don’t worry, We’’ll make sure of him next time.</text:p>
      <text:p text:style-name="P37">Come on, Snowy, we must get moving. </text:p>
      <text:p text:style-name="P37">You have some brilliant ideas, Snowy. But don’t let them run away with you !</text:p>
      <text:p text:style-name="P37"><text:soft-page-break/>Hello … Ja… Doctor M<text:span text:style-name="T15">ü</text:span><text:span text:style-name="T13">ler speaking … So, it is you … What ? … Tintin on our trail … Kruziturcken! We shall have to keep our eyes open.</text:span></text:p>
      <text:p text:style-name="P35">Page <text:s/>9:</text:p>
      <text:p text:style-name="P38">Hello, the wrekage of the plane that crashed last night. Come on, let’s have a look.</text:p>
      <text:p text:style-name="P38">What a mess. What happened to the pilot ? - Don’t khnow, sir. We found this lot this morning. No sign of the crew. They must have baled out when they ran into trouble.</text:p>
      <text:p text:style-name="P38">It’s the plane I saw yesterday. Definitely. But I shan’t learn much from this pile of scrap – metal. --- Snowy! --- Snowy’s on to something !</text:p>
      <text:p text:style-name="P38">He’s picked up a scent; it must be the crew.</text:p>
      <text:p text:style-name="P39">There isn’t a dog in the world like him. <text:span text:style-name="T16">He can smell out a crook a mile away. </text:span></text:p>
      <text:p text:style-name="P40">Better be on our guard; We must be getting close. </text:p>
      <text:p text:style-name="P40">Careful … Mustn’t take any risks. --- Here we go! He’s found something.</text:p>
      <text:p text:style-name="P36">Page 10:</text:p>
      <text:p text:style-name="P40">Aren’t you ashamed, wasting our time bone-hunting. Here, give it to me. </text:p>
      <text:p text:style-name="P40">I’ve told you dozens of times, you’re not to chew filthy old bones.</text:p>
      <text:p text:style-name="P40">Here, Snowy! Come here at once ! --- WOOAH – WOOAH ! WOOAH !</text:p>
      <text:p text:style-name="P40">Strange … He really does want me to follow him.</text:p>
      <text:p text:style-name="P40"><text:soft-page-break/>I’ll come. But woe betide you if it’s just another bone.</text:p>
      <text:p text:style-name="P40">Flying jackets! Those thugs from the plane must have hidden them.</text:p>
      <text:p text:style-name="P40">Too much to hope, they’d leave anything in the packets.</text:p>
      <text:p text:style-name="P40">Aha! Look there! Some scraps of paper. Something’s been torn up. Perhaps this will give us a lead.</text:p>
      <text:p text:style-name="P40">I’ve always liked puzzles, and this time I’ve got a real one !</text:p>
      <text:p text:style-name="P36">Page 11:</text:p>
      <text:p text:style-name="P40">That’s done it. --- <text:span text:style-name="T17">Eastdown Sussex m</text:span><text:span text:style-name="T18">ü</text:span><text:span text:style-name="T17">ller zf r. 24t 1h.</text:span></text:p>
      <text:p text:style-name="P41">Hmm. Not much help. What on earth it lean? … --- Oh, Snowy, not again !</text:p>
      <text:p text:style-name="P41">… and let that be an end of bones for today! --- OUCH !</text:p>
      <text:p text:style-name="P41">Can’t you look what you’re doing? … Anyway, You’re trespassing; this is private property. - I’m sorry. I didn’t know. I lost my way …</text:p>
      <text:p text:style-name="P41">All right this time. But don’t let me catch you again. Take the river, Cross the bridge, and you’ll see the main road.</text:p>
      <text:p text:style-name="P41">Snowy! Are trying to make a fool of me? --- There’s the road.</text:p>
      <text:p text:style-name="P41">It must be a couple of miles to Eastdown.</text:p>
      <text:p text:style-name="P29">Page 12:</text:p>
      <text:p text:style-name="P43"><text:soft-page-break/>No one about. I’ll take a look around. --- <text:span text:style-name="T19">WOOf WOOF --- WOOF! WOOF!</text:span></text:p>
      <text:p text:style-name="P44">I’m done for! --- <text:span text:style-name="T20">WOOF ! WOOF !</text:span> --- WOOF !! WOOF !! --- WOOF !! WOOF !!</text:p>
      <text:p text:style-name="P44">Snowy! Snowy! He’’l be eaten alive ! -WOOF ! --- WOOOO – OAH ! - GRRR</text:p>
      <text:p text:style-name="P30">page 13:</text:p>
      <text:p text:style-name="P44">Here, Snowy! Come here! --- We must get out. The dog may have raised the alarm.</text:p>
      <text:p text:style-name="P44">YEOW! --- A man – trap ! </text:p>
      <text:p text:style-name="P44"><text:span text:style-name="T20">RRRING</text:span> – Ach so! Someone is caught in trap number nine. Let us take a look. - <text:span text:style-name="T20">!</text:span><text:span text:style-name="T23"> </text:span></text:p>
      <text:p text:style-name="P44">What a pleasant surprise! Tintin <text:span text:style-name="T24">himself, come specially to see me. </text:span><text:span text:style-name="T21">?</text:span></text:p>
      <text:p text:style-name="P45">Release him, Ivan. He won’t run. --- Let the car out. We’re leaving at once.</text:p>
      <text:p text:style-name="P45">It was a mistake to meddle in our affairs. I shall now have to dispose of you. Fortunately, I happen to be a medical superintendent of a private mental institutation: rather a special institution. Not all of my patients are insane when they are admitted …</text:p>
      <text:p text:style-name="P45">… but after eight hours of … special treatment, they are unlikely to recover. Excuse me: I must make a telephone call then I shall be entirely at your service. - I wonder …</text:p>
      <text:p text:style-name="P45">Hello, Horncliffe ? … I have a young patient for you … hghly … er … dangerous. He will require treatment B … You understand? Good ! - … a burning log?</text:p>
      <text:p text:style-name="P45">Got one ... hold it against the rope … - As usual, he seems entirely sane, but … after the treatment … you follow me ?</text:p>
      <text:p text:style-name="P45"><text:soft-page-break/>There ! --- And there! ---<text:span text:style-name="T25">Quick my automatic!</text:span></text:p>
      <text:p text:style-name="P31">Page 14:</text:p>
      <text:p text:style-name="P46">Kruzit<text:span text:style-name="T14">ü</text:span>rcken ! It’s empty! --- Ivan’s gun … and it’s still loaded ! --- Ach, I have him now !</text:p>
      <text:p text:style-name="P31">Page 15:</text:p>
      <text:p text:style-name="P55">FIRE ! FIRE ! <text:span text:style-name="T22">--- Himmel ! That burning log I threw: it set the room alight!</text:span></text:p>
      <text:p text:style-name="P54">Fire ? Is it a real alarm, or just a trick to make me open the door?</text:p>
      <text:p text:style-name="P46">What’s the matter? I feel dead tired … Come on, this is no time to fall asleep .. I simply must …</text:p>
      <text:p text:style-name="P31">page 16:</text:p>
      <text:p text:style-name="P47">Look there! … A fire ! - That’s Dr M<text:span text:style-name="T14">ü</text:span>ller’s place burning! </text:p>
      <text:p text:style-name="P47">Fire crew ready for duty! - Good! --- <text:span text:style-name="T26">Come on, where’s the key?</text:span></text:p>
      <text:p text:style-name="P48">I must have put it somewhere …</text:p>
      <text:p text:style-name="P48">Whatever shall we do? There’s a hole in my pocket. The key must have fallen through as I ran …</text:p>
      <text:p text:style-name="P48">Idiot! Come on, hurry! We’ll have to search …</text:p>
      <text:p text:style-name="P48">There it is! … Just in time; that magpie’s got his eye on it! --- Stop! - Thief! - Drop that key!</text:p>
      <text:p text:style-name="P48"><text:s/><text:span text:style-name="T27">Page 17:</text:span></text:p>
      <text:p text:style-name="P42"><text:soft-page-break/>Got it! --- Open the door, quick! - All right … just a minute … I …</text:p>
      <text:p text:style-name="P32">page 18:</text:p>
      <text:p text:style-name="P49">Goodness gracious! I’ve mixed them ip this isn’t the key to the station!</text:p>
      <text:p text:style-name="P49"><text:span text:style-name="T28">`</text:span>So there you are, Fred. How many times have I told you, that’s the key to my jam cupboard!</text:p>
      <text:p text:style-name="P50">What accused luck! The fir bigade! </text:p>
      <text:p text:style-name="P50">Anyone left inside the house, Doctor? - Fortunately not. We all escaped.</text:p>
      <text:p text:style-name="P50">Wooah! Wooah! They must save Tintin! How can I make them understand? Wooah!</text:p>
      <text:p text:style-name="P50">I must stop them <text:span text:style-name="T29">at all costs, or they’ll find him!</text:span></text:p>
      <text:p text:style-name="P51">They’re busy … now for it … no one will notice me. --- Hey! You cut the hose!</text:p>
      <text:p text:style-name="P51">We’ve had it, chief! <text:span text:style-name="T30">Come on, run! -- It beats me why he cut it …</text:span></text:p>
      <text:p text:style-name="P52">Now don’t you start! What’s the matter ? - Wooah!</text:p>
      <text:p text:style-name="P52">I wonder … He wants something … Godd heavens, there can’t be someone inside? - Wooah!</text:p>
      <text:p text:style-name="P52">I’d <text:span text:style-name="T31">better make quite certain … - Wooah! --- Wooah! --- Why doesn’t he come back?</text:span></text:p>
      <text:p text:style-name="P33">Page 19<text:span text:style-name="T32">:</text:span></text:p>
      <text:p text:style-name="P53">Next morning … - … And what happened to Doctor M<text:span text:style-name="T14">ü</text:span>ller?</text:p>
      <text:p text:style-name="P53"><text:soft-page-break/>I’m afraid my men couldn’t catch him. His car was standing just by the <text:span text:style-name="T34">house. He hopped in with his driver, </text:span><text:span text:style-name="T35">and they went off at top speed. We hadn’t a chance. A pity. I’d give a lot to know… why were they so anxious to get rid of me? Never mind. Perhaps I’ll find a clue at the house, to put me on their track again … The fire can’t have destroyed everything …</text:span></text:p>
      <text:p text:style-name="P57">You’re not getting out of bed ? - Of course. I fell absolutely all right.</text:p>
      <text:p text:style-name="P57">Heavens! There isn’t much left of Dr. M<text:span text:style-name="T14">ü</text:span>ller’s <text:span text:style-name="T37">house: it’s gutted.</text:span></text:p>
      <text:p text:style-name="P58">I shan’t find anything useful here … --- Electric cables. What can they be for?</text:p>
      <text:p text:style-name="P58">They seem to go on … --- How odd. Where on earth can they lead?</text:p>
      <text:p text:style-name="P59">Page 20:</text:p>
      <text:p text:style-name="P60"><text:span text:style-name="T32">CRACK ? </text:span><text:span text:style-name="T33">--- A red beacon. I don’t understand …</text:span></text:p>
      <text:p text:style-name="P61"><text:span text:style-name="T33">That isn’t all. The wires continue along here. - I say, Tintin, are you going to do this all day?</text:span></text:p>
      <text:p text:style-name="P61"><text:span text:style-name="T33">There’s another light here, too. --- And now a third one …</text:span></text:p>
      <text:p text:style-name="P61"><text:span text:style-name="T33"/></text:p>
      <text:p text:style-name="P52"/>
      <text:p text:style-name="P9"/>
      <text:p text:style-name="P9"/>
      <text:p text:style-name="P9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Chilanka1" svg:font-family="Chilanka"/>
    <style:font-face style:name="IRRoya1" svg:font-family="IRRoya"/>
    <style:font-face style:name="DejaVu Sans2" svg:font-family="'DejaVu Sans'" style:font-family-generic="swiss"/>
    <style:font-face style:name="Chilanka" svg:font-family="Chilanka" style:font-pitch="variable"/>
    <style:font-face style:name="DejaVu Sans" svg:font-family="'DejaVu Sans'" style:font-pitch="variable"/>
    <style:font-face style:name="IRKamran" svg:font-family="IRKamran" style:font-pitch="variable"/>
    <style:font-face style:name="IRRoya" svg:font-family="IRRoya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DejaVu Sans1" style:font-size-complex="12pt" style:language-complex="fa" style:country-complex="IR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DejaVu Sans1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DejaVu Sans2" style:font-family-complex="'DejaVu Sans'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DejaVu Sans2" style:font-family-complex="'DejaVu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DejaVu Sans2" style:font-family-complex="'DejaVu Sans'" style:font-family-generic-complex="swiss" style:language-complex="zxx" style:country-complex="none"/>
    </style:style>
    <style:style style:name="Frame" style:family="graphic">
      <style:graphic-properties text:anchor-type="as-char" svg:y="0in" style:wrap="none" style:vertical-pos="middle" style:vertical-rel="li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2-31T01:57:08.029145130</meta:creation-date>
    <dc:date>2023-03-05T14:52:50.494824571</dc:date>
    <meta:editing-duration>PT3H56M35S</meta:editing-duration>
    <meta:editing-cycles>23</meta:editing-cycles>
    <meta:generator>LibreOffice/6.4.7.2$Linux_X86_64 LibreOffice_project/40$Build-2</meta:generator>
    <meta:document-statistic meta:table-count="0" meta:image-count="0" meta:object-count="0" meta:page-count="12" meta:paragraph-count="162" meta:word-count="2349" meta:character-count="11396" meta:non-whitespace-character-count="9179"/>
  </office:meta>
</office:document-meta>
</file>